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1"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ext:span text:style-name="T1">Ce rapport synthétise mon projet de fin d'études effectué au sein de Webagecorp, </text:span></text:p>
      <text:h text:style-name="Heading_20_1" text:outline-level="1"><text:span text:style-name="T1">Contexte du projet</text:span></text:h>
      <text:p text:style-name="Text_20_body"><text:span text:style-name="T1">Aujourd'hui, nul ne peut prétendre vivre avec son temps sans connaître l'existence des Médias Sociaux : Facebook, Twitter, et leurs multiples homologues se sont répandus à travers le globe à une vitesse phénoménale, touchant toutes sortes de publics, pour peu que ceux-cis aient un accès à Internet. </text:span></text:p>
      <text:p text:style-name="Text_20_body"><text:span text:style-name="T1">En Chine, cependant, les acteurs internationaux n'ont pas pu faire leur entrée sur un marché très fermé, pour des raisons de contrôle de l'opinion publique et de protectionnisme. Ainsi s'est développé tout un écosystème de médias sociaux Chinois pour l'Internet Chinois, toutefois largement inspirés de leurs équivalents occidentaux. </text:span></text:p>
      <text:p text:style-name="Text_20_body"><text:span text:style-name="T1">Parmi eux, Sina Weibo, une sorte de Twitter amélioré, est le plus utilisé et cumule plus de 368 millions de comptes utilisateurs (Juillet 2012). Son succès en a fait l'une des principales sources d'information du <text:s/>public Chinois. Les comptes officiels fournissent aux entreprises un moyen de dialogue avec leurs clients, mais également </text:span></text:p>
      <text:p text:style-name="Text_20_body"><text:span text:style-name="T1">Le présent projet a pour ambition de jouer un rôle pionnier dans le « social media marketing » en Chine, en mettant en place un outil permettant de monitorer et stimuler l'efficacité de campagnes marketing sur Sina Weibo. </text:span></text:p>
      <text:p text:style-name="Text_20_body"><text:span text:style-name="T1">L'objet de ce projet de fin d'études est d'étudier la faisabilité d'un tel outil, puis de spécifier et implémenter un produit minimal qui sera utilisé en interne et pour le compte de clients individuels.</text:span></text:p>
      <text:p text:style-name="Text_20_body"><text:span text:style-name="T1"/></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n estanove</meta:initial-creator>
    <meta:creation-date>2012-08-20T13:32:31</meta:creation-date>
    <meta:generator>LibreOffice/3.5$Linux_x86 LibreOffice_project/350m1$Build-2</meta:generator>
    <dc:date>2012-08-21T14:18:34</dc:date>
    <dc:creator>yoann estanove</dc:creator>
    <meta:editing-duration>P1DT45M30S</meta:editing-duration>
    <meta:editing-cycles>175</meta:editing-cycles>
    <meta:document-statistic meta:table-count="0" meta:image-count="0" meta:object-count="0" meta:page-count="1" meta:paragraph-count="8" meta:word-count="236" meta:character-count="1506" meta:non-whitespace-character-count="1272"/>
  </office:meta>
</office:document-meta>
</file>